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6" style:family="paragraph" style:parent-style-name="Heading_20_2">
      <style:paragraph-properties fo:margin-top="0.25in" fo:margin-bottom="0.0835in" loext:contextual-spacing="false"/>
    </style:style>
    <style:style style:name="P7" style:family="paragraph" style:parent-style-name="Heading_20_2" style:master-page-name="Standard">
      <style:paragraph-properties fo:margin-top="0.25in" fo:margin-bottom="0.0835in" loext:contextual-spacing="false"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f7gpjmx8mqdq"/>Roles de Usuario</text:p>
      <text:list xml:id="list2328367801005571378" text:style-name="WWNum1">
        <text:list-item>
          <text:p text:style-name="P1">Usuario normal: Usuario que usa la aplicación de forma general para consultar el mapa y reportar incidencias en la aplicación. No requiere registrarse en la aplicación.</text:p>
        </text:list-item>
        <text:list-item>
          <text:p text:style-name="P1">Usuario administrador: Usuario que usa la aplicación para tratar las incidencias mediante la asignación de personal de mantenimiento.</text:p>
        </text:list-item>
      </text:list>
      <text:p text:style-name="P4"/>
      <text:p text:style-name="P6"><text:bookmark text:name="_xtnc26ww041p"/>Usuario normal</text:p>
      <text:list xml:id="list1186044786553520524" text:style-name="WWNum3">
        <text:list-item>
          <text:p text:style-name="P2">Como usuario normal quiero ver el mapa para informarme de mi localización, del campus y de las incidencias.</text:p>
        </text:list-item>
        <text:list-item>
          <text:p text:style-name="P2">Como usuario normal quiero autolocalizarme en el mapa para facilitar la creación de incidencias.</text:p>
        </text:list-item>
        <text:list-item>
          <text:p text:style-name="P2">Como usuario normal quiero crear incidencias para que se solucionen.</text:p>
          <text:list>
            <text:list-item>
              <text:p text:style-name="P5">Las incidencias contarán de un lugar y una descripción</text:p>
            </text:list-item>
          </text:list>
        </text:list-item>
        <text:list-item>
          <text:p text:style-name="P2">Como usuario normal quiero recibir avisos del estado de mis incidencias para conocer la resolución de la incidencia creada.</text:p>
          <text:list>
            <text:list-item>
              <text:p text:style-name="P5">Los avisos se consultarán en un registro público de incidencias</text:p>
            </text:list-item>
          </text:list>
        </text:list-item>
        <text:list-item>
          <text:p text:style-name="P2">Como usuario normal quiero cancelar incidencias propias para evitar cometer errores.</text:p>
          <text:list>
            <text:list-item>
              <text:p text:style-name="P5">Las incidencias se cancelarán mediante un código propio facilitado al crear la incidencia</text:p>
            </text:list-item>
          </text:list>
        </text:list-item>
        <text:list-item>
          <text:p text:style-name="P2">Como usuario normal quiero recibir notificaciones para informarme de incidencias que pueden afectar a mi estancia en el campus.</text:p>
          <text:list>
            <text:list-item>
              <text:p text:style-name="P5">Estas notificaciones serán de carácter general y duración limitada</text:p>
            </text:list-item>
          </text:list>
        </text:list-item>
      </text:list>
      <text:p text:style-name="P6"><text:bookmark text:name="_9zg9igt5uapv"/>Usuario administrador</text:p>
      <text:list xml:id="list6867666473383828564" text:style-name="WWNum2">
        <text:list-item>
          <text:p text:style-name="P3">Como usuario administrador quiero ver el mapa para informarme de las incidencias activas y su localización</text:p>
        </text:list-item>
        <text:list-item>
          <text:p text:style-name="P3">Como usuario administrador quiero ver incidencias pendientes para informarme de nuevas incidencias sin resolver.</text:p>
        </text:list-item>
        <text:list-item>
          <text:p text:style-name="P3">Como usuario administrador quiero cambiar el estado de las incidencias para producir su resolución.</text:p>
        </text:list-item>
        <text:list-item>
          <text:p text:style-name="P3">Como usuario administrador quiero añadir y eliminar personal de mantenimiento para poder mandar tareas.</text:p>
        </text:list-item>
        <text:list-item>
          <text:p text:style-name="P3">Como usuario administrador quiero asignar incidencias a personal de mantenimiento para solucionar incidencias.</text:p>
        </text:list-item>
        <text:list-item>
          <text:p text:style-name="P3">Como usuario administrador quiero ver los horarios de personal de mantenimiento disponible y reservas de lugares del campus para facilitar la asignación de incidencias considerando restriccion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1" meta:word-count="298" meta:character-count="1972" meta:non-whitespace-character-count="1713"/>
    <meta:generator>LibreOfficeDev/5.1.0.3$Linux_X86_64 LibreOffice_project/</meta:generator>
  </office:meta>
</office:document-meta>
</file>